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55">
            <text:p>35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7">
            <text:p>1137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44">
            <text:p>114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390">
            <text:p>15390</text:p>
          </table:table-cell>
          <table:table-cell table:style-name="ce22" office:value-type="float" office:value="3002">
            <text:p>30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927">
            <text:p>8927</text:p>
          </table:table-cell>
          <table:table-cell table:style-name="ce22" office:value-type="float" office:value="2331">
            <text:p>23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2">
            <text:p>1672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76">
            <text:p>1676</text:p>
          </table:table-cell>
          <table:table-cell table:style-name="ce22" office:value-type="float" office:value="849">
            <text:p>84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167">
            <text:p>12167</text:p>
          </table:table-cell>
          <table:table-cell table:style-name="ce22" office:value-type="float" office:value="1443">
            <text:p>144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351">
            <text:p>35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37">
            <text:p>193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05">
            <text:p>4405</text:p>
          </table:table-cell>
          <table:table-cell table:style-name="ce22" office:value-type="float" office:value="2904">
            <text:p>290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25">
            <text:p>162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4683">
            <text:p>4683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82">
            <text:p>168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486">
            <text:p>4486</text:p>
          </table:table-cell>
          <table:table-cell table:style-name="ce22" office:value-type="float" office:value="1068">
            <text:p>1068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49627">
            <text:p>49627</text:p>
          </table:table-cell>
          <table:table-cell table:style-name="ce22" office:value-type="float" office:value="9767">
            <text:p>976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07">
            <text:p>430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43">
            <text:p>1743</text:p>
          </table:table-cell>
          <table:table-cell table:style-name="ce22" office:value-type="float" office:value="1081">
            <text:p>108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7">
            <text:p>85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9">
            <text:p>15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31">
            <text:p>15531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87">
            <text:p>10887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27">
            <text:p>2127</text:p>
          </table:table-cell>
          <table:table-cell table:style-name="ce22" office:value-type="float" office:value="764">
            <text:p>76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66">
            <text:p>266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03">
            <text:p>2403</text:p>
          </table:table-cell>
          <table:table-cell table:style-name="ce22" office:value-type="float" office:value="424">
            <text:p>4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36">
            <text:p>3236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851">
            <text:p>385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25">
            <text:p>2125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106">
            <text:p>2106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3">
            <text:p>102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622">
            <text:p>162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225">
            <text:p>38225</text:p>
          </table:table-cell>
          <table:table-cell table:style-name="ce22" office:value-type="float" office:value="2791">
            <text:p>279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75">
            <text:p>2175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53">
            <text:p>5453</text:p>
          </table:table-cell>
          <table:table-cell table:style-name="ce22" office:value-type="float" office:value="2082">
            <text:p>2082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5">
            <text:p>161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557">
            <text:p>255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28">
            <text:p>428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6462">
            <text:p>6462</text:p>
          </table:table-cell>
          <table:table-cell table:style-name="ce22" office:value-type="float" office:value="1269">
            <text:p>1269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88">
            <text:p>4188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91">
            <text:p>259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36">
            <text:p>2836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3065">
            <text:p>3065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34">
            <text:p>153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12">
            <text:p>161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574">
            <text:p>2574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13">
            <text:p>201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5891">
            <text:p>75891</text:p>
          </table:table-cell>
          <table:table-cell table:style-name="ce22" office:value-type="float" office:value="8687">
            <text:p>86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292">
            <text:p>2292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112">
            <text:p>4112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06">
            <text:p>120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54">
            <text:p>135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417">
            <text:p>141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858">
            <text:p>9858</text:p>
          </table:table-cell>
          <table:table-cell table:style-name="ce22" office:value-type="float" office:value="4986">
            <text:p>4986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45">
            <text:p>234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182">
            <text:p>418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04">
            <text:p>170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428">
            <text:p>2428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56">
            <text:p>2056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599">
            <text:p>159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11145">
            <text:p>11145</text:p>
          </table:table-cell>
          <table:table-cell table:style-name="ce22" office:value-type="float" office:value="2619">
            <text:p>2619</text:p>
          </table:table-cell>
          <table:table-cell table:style-name="ce22" office:value-type="float" office:value="2157">
            <text:p>2157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870">
            <text:p>5870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08">
            <text:p>360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72">
            <text:p>137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322">
            <text:p>7322</text:p>
          </table:table-cell>
          <table:table-cell table:style-name="ce22" office:value-type="float" office:value="2315">
            <text:p>2315</text:p>
          </table:table-cell>
          <table:table-cell table:style-name="ce22" office:value-type="float" office:value="3808">
            <text:p>3808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023">
            <text:p>202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97">
            <text:p>199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582">
            <text:p>3582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502">
            <text:p>150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722">
            <text:p>1722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96">
            <text:p>289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25518">
            <text:p>125518</text:p>
          </table:table-cell>
          <table:table-cell table:style-name="ce22" office:value-type="float" office:value="18454">
            <text:p>1845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317">
            <text:p>31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41">
            <text:p>1441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25">
            <text:p>1325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00">
            <text:p>2200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5315">
            <text:p>15315</text:p>
          </table:table-cell>
          <table:table-cell table:style-name="ce22" office:value-type="float" office:value="2138">
            <text:p>21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7">
            <text:p>1257</text:p>
          </table:table-cell>
          <table:table-cell table:style-name="ce22" office:value-type="float" office:value="508">
            <text:p>50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63">
            <text:p>963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8403">
            <text:p>8403</text:p>
          </table:table-cell>
          <table:table-cell table:style-name="ce22" office:value-type="float" office:value="2244">
            <text:p>22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6">
            <text:p>151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537">
            <text:p>53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279">
            <text:p>127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37">
            <text:p>1937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48">
            <text:p>194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933">
            <text:p>14933</text:p>
          </table:table-cell>
          <table:table-cell table:style-name="ce22" office:value-type="float" office:value="1113">
            <text:p>11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39">
            <text:p>1839</text:p>
          </table:table-cell>
          <table:table-cell table:style-name="ce22" office:value-type="float" office:value="367">
            <text:p>36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58">
            <text:p>3058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308">
            <text:p>5308</text:p>
          </table:table-cell>
          <table:table-cell table:style-name="ce22" office:value-type="float" office:value="1327">
            <text:p>1327</text:p>
          </table:table-cell>
          <table:table-cell table:style-name="ce22" office:value-type="float" office:value="4018">
            <text:p>4018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72">
            <text:p>1572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966">
            <text:p>296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380">
            <text:p>5380</text:p>
          </table:table-cell>
          <table:table-cell table:style-name="ce22" office:value-type="float" office:value="627">
            <text:p>627</text:p>
          </table:table-cell>
          <table:table-cell table:style-name="ce22" office:value-type="float" office:value="3372">
            <text:p>337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405">
            <text:p>6405</text:p>
          </table:table-cell>
          <table:table-cell table:style-name="ce22" office:value-type="float" office:value="1867">
            <text:p>1867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52065">
            <text:p>52065</text:p>
          </table:table-cell>
          <table:table-cell table:style-name="ce22" office:value-type="float" office:value="8118">
            <text:p>811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009">
            <text:p>200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66">
            <text:p>3166</text:p>
          </table:table-cell>
          <table:table-cell table:style-name="ce22" office:value-type="float" office:value="822">
            <text:p>8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04">
            <text:p>190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72">
            <text:p>867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08">
            <text:p>150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45">
            <text:p>15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41">
            <text:p>314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566">
            <text:p>15566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271">
            <text:p>4271</text:p>
          </table:table-cell>
          <table:table-cell table:style-name="ce22" office:value-type="float" office:value="653">
            <text:p>6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23">
            <text:p>182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38">
            <text:p>5238</text:p>
          </table:table-cell>
          <table:table-cell table:style-name="ce22" office:value-type="float" office:value="632">
            <text:p>63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286">
            <text:p>228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98">
            <text:p>1998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92">
            <text:p>389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974">
            <text:p>19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5922">
            <text:p>5922</text:p>
          </table:table-cell>
          <table:table-cell table:style-name="ce22" office:value-type="float" office:value="1387">
            <text:p>1387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55">
            <text:p>165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17">
            <text:p>331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47">
            <text:p>404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280">
            <text:p>8280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6149">
            <text:p>46149</text:p>
          </table:table-cell>
          <table:table-cell table:style-name="ce22" office:value-type="float" office:value="3723">
            <text:p>37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22">
            <text:p>2722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01">
            <text:p>140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61">
            <text:p>226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486">
            <text:p>4486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1112">
            <text:p>111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078">
            <text:p>3078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675">
            <text:p>167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950">
            <text:p>5950</text:p>
          </table:table-cell>
          <table:table-cell table:style-name="ce22" office:value-type="float" office:value="1055">
            <text:p>1055</text:p>
          </table:table-cell>
          <table:table-cell table:style-name="ce22" office:value-type="float" office:value="3054">
            <text:p>30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308">
            <text:p>330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01">
            <text:p>90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228">
            <text:p>2228</text:p>
          </table:table-cell>
          <table:table-cell table:style-name="ce22" office:value-type="float" office:value="1387">
            <text:p>1387</text:p>
          </table:table-cell>
          <table:table-cell table:style-name="ce22" office:value-type="float" office:value="10434">
            <text:p>10434</text:p>
          </table:table-cell>
          <table:table-cell table:style-name="ce22" office:value-type="float" office:value="1690">
            <text:p>169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23">
            <text:p>222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773">
            <text:p>477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877">
            <text:p>587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095">
            <text:p>3095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18">
            <text:p>161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5678">
            <text:p>15678</text:p>
          </table:table-cell>
          <table:table-cell table:style-name="ce22" office:value-type="float" office:value="2107">
            <text:p>2107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271">
            <text:p>127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6169">
            <text:p>86169</text:p>
          </table:table-cell>
          <table:table-cell table:style-name="ce22" office:value-type="float" office:value="9819">
            <text:p>98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2">
            <text:p>408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45">
            <text:p>2945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8520">
            <text:p>8520</text:p>
          </table:table-cell>
          <table:table-cell table:style-name="ce22" office:value-type="float" office:value="1123">
            <text:p>1123</text:p>
          </table:table-cell>
          <table:table-cell table:style-name="ce22" office:value-type="float" office:value="1825">
            <text:p>1825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121">
            <text:p>412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726">
            <text:p>272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008">
            <text:p>9008</text:p>
          </table:table-cell>
          <table:table-cell table:style-name="ce22" office:value-type="float" office:value="1654">
            <text:p>1654</text:p>
          </table:table-cell>
          <table:table-cell table:style-name="ce22" office:value-type="float" office:value="3837">
            <text:p>383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337">
            <text:p>5337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029">
            <text:p>202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85">
            <text:p>1385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7536">
            <text:p>7536</text:p>
          </table:table-cell>
          <table:table-cell table:style-name="ce22" office:value-type="float" office:value="2714">
            <text:p>2714</text:p>
          </table:table-cell>
          <table:table-cell table:style-name="ce22" office:value-type="float" office:value="14452">
            <text:p>14452</text:p>
          </table:table-cell>
          <table:table-cell table:style-name="ce22" office:value-type="float" office:value="2095">
            <text:p>2095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795">
            <text:p>3795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739">
            <text:p>7739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257">
            <text:p>11257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6467">
            <text:p>6467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707">
            <text:p>2707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2083">
            <text:p>22083</text:p>
          </table:table-cell>
          <table:table-cell table:style-name="ce22" office:value-type="float" office:value="3974">
            <text:p>3974</text:p>
          </table:table-cell>
          <table:table-cell table:style-name="ce22" office:value-type="float" office:value="1835">
            <text:p>1835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226">
            <text:p>2226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38234">
            <text:p>138234</text:p>
          </table:table-cell>
          <table:table-cell table:style-name="ce22" office:value-type="float" office:value="17937">
            <text:p>1793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5">
            <text:p>1015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2">
            <text:p>1402</text:p>
          </table:table-cell>
          <table:table-cell table:style-name="ce22" office:value-type="float" office:value="438">
            <text:p>43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90">
            <text:p>4090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796">
            <text:p>30796</text:p>
          </table:table-cell>
          <table:table-cell table:style-name="ce22" office:value-type="float" office:value="5147">
            <text:p>514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38">
            <text:p>2838</text:p>
          </table:table-cell>
          <table:table-cell table:style-name="ce22" office:value-type="float" office:value="1126">
            <text:p>112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408">
            <text:p>17408</text:p>
          </table:table-cell>
          <table:table-cell table:style-name="ce22" office:value-type="float" office:value="4582">
            <text:p>458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353">
            <text:p>35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1">
            <text:p>2291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46">
            <text:p>3246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73">
            <text:p>147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7498">
            <text:p>27498</text:p>
          </table:table-cell>
          <table:table-cell table:style-name="ce22" office:value-type="float" office:value="2576">
            <text:p>257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84">
            <text:p>3284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02566">
            <text:p>102566</text:p>
          </table:table-cell>
          <table:table-cell table:style-name="ce22" office:value-type="float" office:value="17937">
            <text:p>179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26">
            <text:p>63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701">
            <text:p>270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97">
            <text:p>4997</text:p>
          </table:table-cell>
          <table:table-cell table:style-name="ce22" office:value-type="float" office:value="1906">
            <text:p>190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680">
            <text:p>24680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318">
            <text:p>27318</text:p>
          </table:table-cell>
          <table:table-cell table:style-name="ce22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9">
            <text:p>141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496">
            <text:p>149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491">
            <text:p>249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8889">
            <text:p>18889</text:p>
          </table:table-cell>
          <table:table-cell table:style-name="ce22" office:value-type="float" office:value="1524">
            <text:p>15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90">
            <text:p>449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35">
            <text:p>7835</text:p>
          </table:table-cell>
          <table:table-cell table:style-name="ce22" office:value-type="float" office:value="1058">
            <text:p>105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5599">
            <text:p>85599</text:p>
          </table:table-cell>
          <table:table-cell table:style-name="ce22" office:value-type="float" office:value="6558">
            <text:p>655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01">
            <text:p>280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548">
            <text:p>254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349">
            <text:p>5349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67409">
            <text:p>167409</text:p>
          </table:table-cell>
          <table:table-cell table:style-name="ce22" office:value-type="float" office:value="18669">
            <text:p>186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02">
            <text:p>330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921">
            <text:p>292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223">
            <text:p>6223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69975">
            <text:p>269975</text:p>
          </table:table-cell>
          <table:table-cell table:style-name="ce22" office:value-type="float" office:value="36606">
            <text:p>3660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